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4DB289FD744ABA0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37b70" draw:textarea-horizontal-align="justify" draw:textarea-vertical-align="middle" draw:auto-grow-height="false" fo:min-height="1.815cm" fo:min-width="3.311cm"/>
    </style:style>
    <style:style style:name="gr2" style:family="graphic" style:parent-style-name="standard">
      <style:graphic-properties draw:textarea-horizontal-align="justify" draw:textarea-vertical-align="middle" draw:auto-grow-height="false" fo:min-height="1.469cm" fo:min-width="2.743cm"/>
    </style:style>
    <style:style style:name="gr3" style:family="graphic" style:parent-style-name="standard">
      <style:graphic-properties draw:fill-color="#7da7d8" draw:textarea-horizontal-align="justify" draw:textarea-vertical-align="middle" draw:auto-grow-height="false" fo:min-height="1.469cm" fo:min-width="2.743cm"/>
    </style:style>
    <style:style style:name="gr4" style:family="graphic" style:parent-style-name="standard">
      <style:graphic-properties draw:fill-color="#fdc578" draw:textarea-horizontal-align="justify" draw:textarea-vertical-align="middle" draw:auto-grow-height="false" fo:min-height="0.258cm" fo:min-width="0.7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svg:stroke-color="#000000" draw:fill-color="#000000" draw:textarea-vertical-align="middle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276cm"/>
    </style:style>
    <style:style style:name="gr11" style:family="graphic" style:parent-style-name="standard">
      <style:graphic-properties draw:fill-color="#7da7d8" draw:textarea-horizontal-align="justify" draw:textarea-vertical-align="middle" draw:auto-grow-height="false" fo:min-height="0.21cm" fo:min-width="0.8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7cm"/>
    </style:style>
    <style:style style:name="gr13" style:family="graphic" style:parent-style-name="standard">
      <style:graphic-properties draw:fill-color="#f37b70" draw:textarea-horizontal-align="justify" draw:textarea-vertical-align="middle" draw:auto-grow-height="false" fo:min-height="0.227cm" fo:min-width="0.2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28cm"/>
    </style:style>
    <style:style style:name="P1" style:family="paragraph">
      <style:paragraph-properties fo:text-align="center"/>
    </style:style>
    <style:style style:name="P2" style:family="paragraph">
      <loext:graphic-properties draw:fill-color="#f37b70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-color="#7da7d8"/>
      <style:paragraph-properties fo:text-align="center"/>
    </style:style>
    <style:style style:name="P4" style:family="paragraph">
      <loext:graphic-properties draw:fill-color="#7da7d8"/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-color="#fdc578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fo:font-size="6pt" style:font-size-asian="8pt" style:font-size-complex="8pt"/>
    </style:style>
    <style:style style:name="P10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8pt" style:font-size-complex="8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5" draw:id="id15" draw:layer="layout" svg:width="3.81cm" svg:height="3.302cm" svg:x="21.32cm" svg:y="16.494cm">
          <text:p text:style-name="P1"><text:span text:style-name="T1">Campus Dua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3.81cm" svg:height="3.302cm" svg:x="11.033cm" svg:y="16.494cm">
          <text:p text:style-name="P1"><text:span text:style-name="T1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13" draw:id="id13" draw:layer="layout" svg:width="3.81cm" svg:height="3.302cm" svg:x="1.762cm" svg:y="16.494cm">
          <text:p text:style-name="P1"><text:span text:style-name="T1">meal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429cm" svg:height="1.905cm" svg:x="12.557cm" svg:y="1.762cm">
          <text:p text:style-name="P1">ngin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3.429cm" svg:height="1.905cm" svg:x="12.557cm" svg:y="1.762cm">
          <text:p text:style-name="P1">ngin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429cm" svg:height="1.905cm" svg:x="6.715cm" svg:y="5.953cm">
          <text:p text:style-name="P1"><text:span text:style-name="T1">web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3.429cm" svg:height="1.905cm" svg:x="16.875cm" svg:y="5.699cm">
          <text:p text:style-name="P1"><text:span text:style-name="T1">plan4ba/</text:span></text:p>
          <text:p text:style-name="P1"><text:span text:style-name="T1">web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1" draw:id="id11" draw:layer="layout" svg:width="3.429cm" svg:height="1.905cm" svg:x="7.731cm" svg:y="11.641cm">
          <text:p text:style-name="P1"><text:span text:style-name="T1">plan4ba/</text:span></text:p>
          <text:p text:style-name="P1"><text:span text:style-name="T1">db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8" draw:id="id8" draw:layer="layout" svg:width="3.429cm" svg:height="1.905cm" svg:x="16.748cm" svg:y="11.668cm">
          <text:p text:style-name="P1"><text:span text:style-name="T1">plan4ba/</text:span></text:p>
          <text:p text:style-name="P1"><text:span text:style-name="T1">caching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4" draw:id="id14" draw:layer="layout" svg:width="3.429cm" svg:height="1.905cm" svg:x="23.352cm" svg:y="11.668cm">
          <text:p text:style-name="P1"><text:span text:style-name="T1">plan4ba/</text:span></text:p>
          <text:p text:style-name="P1"><text:span text:style-name="T1">login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" draw:id="id1" draw:layer="layout" svg:width="1.27cm" svg:height="0.508cm" svg:x="15.097cm" svg:y="1.508cm">
          <text:p text:style-name="P1"><text:span text:style-name="T2">:8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1.27cm" svg:height="0.508cm" svg:x="13.827cm" svg:y="1.508cm">
          <text:p text:style-name="P1"><text:span text:style-name="T2">:443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curve" svg:x1="15.732cm" svg:y1="1.508cm" svg:x2="14.462cm" svg:y2="1.508cm" draw:start-shape="id1" draw:end-shape="id2" svg:d="M15732 1508c0-751-1270-751-1270 0" svg:viewBox="0 0 1271 564">
          <text:p/>
        </draw:connector>
        <draw:custom-shape draw:style-name="gr4" draw:text-style-name="P6" xml:id="id9" draw:id="id9" draw:layer="layout" svg:width="1.27cm" svg:height="0.508cm" svg:x="25.765cm" svg:y="11.414cm">
          <text:p text:style-name="P1"><text:span text:style-name="T2">:808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0" draw:id="id10" draw:layer="layout" svg:width="1.27cm" svg:height="0.508cm" svg:x="19.415cm" svg:y="11.414cm">
          <text:p text:style-name="P1"><text:span text:style-name="T2">:808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7" draw:id="id7" draw:layer="layout" svg:width="1.27cm" svg:height="0.508cm" svg:x="10.398cm" svg:y="11.387cm">
          <text:p text:style-name="P1"><text:span text:style-name="T2">:808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0.508cm" svg:x="22.59cm" svg:y="16.621cm">
          <text:p text:style-name="P1"><text:span text:style-name="T2">:44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5" draw:id="id5" draw:layer="layout" svg:width="1.27cm" svg:height="0.508cm" svg:x="19.796cm" svg:y="5.445cm">
          <text:p text:style-name="P1"><text:span text:style-name="T2">:808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1.27cm" svg:height="0.508cm" svg:x="9.509cm" svg:y="5.699cm">
          <text:p text:style-name="P1"><text:span text:style-name="T2">:8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2" draw:id="id12" draw:layer="layout" svg:width="1.27cm" svg:height="0.508cm" svg:x="12.303cm" svg:y="16.621cm">
          <text:p text:style-name="P1"><text:span text:style-name="T2">:543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0.508cm" svg:x="3.032cm" svg:y="16.621cm">
          <text:p text:style-name="P1"><text:span text:style-name="T2">:80,44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.271cm" svg:y1="3.667cm" svg:x2="10.144cm" svg:y2="5.699cm" draw:start-shape="id3" draw:start-glue-point="2" draw:end-shape="id4" draw:end-glue-point="0" svg:d="M14271 3667v1016h-4127v1016" svg:viewBox="0 0 4128 2033">
          <text:p/>
        </draw:connector>
        <draw:connector draw:style-name="gr6" draw:text-style-name="P1" draw:layer="layout" svg:x1="14.271cm" svg:y1="3.667cm" svg:x2="20.431cm" svg:y2="5.445cm" draw:start-shape="id3" draw:end-shape="id5" draw:end-glue-point="0" svg:d="M14271 3667v889h6160v889" svg:viewBox="0 0 6161 1779">
          <text:p/>
        </draw:connector>
        <draw:connector draw:style-name="gr7" draw:text-style-name="P8" draw:layer="layout" draw:line-skew="0.698cm" svg:x1="18.589cm" svg:y1="7.604cm" svg:x2="11.033cm" svg:y2="11.387cm" draw:start-shape="id6" draw:start-glue-point="2" draw:end-shape="id7" draw:end-glue-point="0" svg:d="M18589 7604v2590h-7556v1193" svg:viewBox="0 0 7557 3784">
          <text:p/>
        </draw:connector>
        <draw:connector draw:style-name="gr6" draw:text-style-name="P1" draw:layer="layout" svg:x1="16.748cm" svg:y1="12.62cm" svg:x2="11.668cm" svg:y2="11.641cm" draw:start-shape="id8" draw:start-glue-point="3" draw:end-shape="id7" draw:end-glue-point="1" svg:d="M16748 12620h-2540v-979h-2540" svg:viewBox="0 0 5081 980">
          <text:p/>
        </draw:connector>
        <draw:connector draw:style-name="gr7" draw:text-style-name="P8" draw:layer="layout" draw:line-skew="-1.207cm" svg:x1="18.589cm" svg:y1="7.604cm" svg:x2="26.4cm" svg:y2="11.414cm" draw:start-shape="id6" draw:start-glue-point="2" draw:end-shape="id9" draw:end-glue-point="0" svg:d="M18589 7604v698h7811v3112" svg:viewBox="0 0 7812 3811">
          <text:p/>
        </draw:connector>
        <draw:connector draw:style-name="gr7" draw:text-style-name="P8" draw:layer="layout" draw:line-skew="0.317cm" svg:x1="18.589cm" svg:y1="7.604cm" svg:x2="20.05cm" svg:y2="11.414cm" draw:start-shape="id6" draw:start-glue-point="2" draw:end-shape="id10" draw:end-glue-point="0" svg:d="M18589 7604v2222h1461v1588" svg:viewBox="0 0 1462 3811">
          <text:p/>
        </draw:connector>
        <draw:connector draw:style-name="gr6" draw:text-style-name="P1" draw:layer="layout" svg:x1="9.445cm" svg:y1="13.546cm" svg:x2="12.938cm" svg:y2="16.621cm" draw:start-shape="id11" draw:start-glue-point="2" draw:end-shape="id12" draw:end-glue-point="0" svg:d="M9445 13546v1538h3493v1537" svg:viewBox="0 0 3494 3076">
          <text:p/>
        </draw:connector>
        <draw:connector draw:style-name="gr6" draw:text-style-name="P1" draw:layer="layout" svg:x1="7.731cm" svg:y1="12.593cm" svg:x2="3.667cm" svg:y2="16.494cm" draw:start-shape="id11" draw:start-glue-point="3" draw:end-shape="id13" draw:end-glue-point="5" svg:d="M7731 12593h-4064v3901" svg:viewBox="0 0 4065 3902">
          <text:p/>
        </draw:connector>
        <draw:connector draw:style-name="gr6" draw:text-style-name="P1" draw:layer="layout" draw:line-skew="-0.953cm" svg:x1="25.066cm" svg:y1="13.573cm" svg:x2="23.225cm" svg:y2="16.494cm" draw:start-shape="id14" draw:start-glue-point="2" draw:end-shape="id15" draw:end-glue-point="5" svg:d="M25066 13573v508h-1841v2413" svg:viewBox="0 0 1842 2922">
          <text:p/>
        </draw:connector>
        <draw:connector draw:style-name="gr6" draw:text-style-name="P1" draw:layer="layout" svg:x1="18.462cm" svg:y1="13.573cm" svg:x2="23.225cm" svg:y2="16.494cm" draw:start-shape="id8" draw:start-glue-point="2" draw:end-shape="id15" draw:end-glue-point="5" svg:d="M18462 13573v1461h4763v1460" svg:viewBox="0 0 4764 2922">
          <text:p/>
        </draw:connector>
        <draw:line draw:style-name="gr8" draw:text-style-name="P7" draw:layer="layout" svg:x1="1cm" svg:y1="15.351cm" svg:x2="28.573cm" svg:y2="15.351cm">
          <text:p/>
        </draw:line>
        <draw:line draw:style-name="gr8" draw:text-style-name="P7" draw:layer="layout" svg:x1="1.254cm" svg:y1="8.62cm" svg:x2="28.827cm" svg:y2="8.62cm">
          <text:p/>
        </draw:line>
        <draw:frame draw:style-name="gr9" draw:text-style-name="P7" draw:layer="layout" svg:width="0.571cm" svg:height="0.571cm" svg:x="23.416cm" svg:y="15.796cm">
          <draw:image xlink:href="Pictures/1000020100000100000001004DB289FD744ABA09.png" xlink:type="simple" xlink:show="embed" xlink:actuate="onLoad">
            <text:p/>
          </draw:image>
        </draw:frame>
        <draw:frame draw:style-name="gr9" draw:text-style-name="P7" draw:layer="layout" svg:width="0.571cm" svg:height="0.571cm" svg:x="13.065cm" svg:y="15.859cm">
          <draw:image xlink:href="Pictures/1000020100000100000001004DB289FD744ABA09.png" xlink:type="simple" xlink:show="embed" xlink:actuate="onLoad">
            <text:p/>
          </draw:image>
        </draw:frame>
        <draw:custom-shape draw:style-name="gr4" draw:text-style-name="P6" draw:layer="layout" svg:width="1.27cm" svg:height="0.508cm" svg:x="24.495cm" svg:y="1.254cm">
          <text:p text:style-name="P1"><text:span text:style-name="T2">:8080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776cm" svg:height="0.489cm" svg:x="25.741cm" svg:y="1.254cm">
          <draw:text-box>
            <text:p><text:span text:style-name="T3">Exposed port</text:span></text:p>
          </draw:text-box>
        </draw:frame>
        <draw:custom-shape draw:style-name="gr11" draw:text-style-name="P4" draw:layer="layout" svg:width="1.397cm" svg:height="0.508cm" svg:x="20.797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2.17cm" svg:height="0.489cm" svg:x="22.086cm" svg:y="1.273cm">
          <draw:text-box>
            <text:p><text:span text:style-name="T4">Docker container</text:span></text:p>
          </draw:text-box>
        </draw:frame>
        <draw:custom-shape draw:style-name="gr13" draw:text-style-name="P2" draw:layer="layout" svg:width="0.762cm" svg:height="0.762cm" svg:x="21.051cm" svg:y="2.01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4" draw:text-style-name="P10" draw:layer="layout" svg:width="2.428cm" svg:height="0.489cm" svg:x="22.067cm" svg:y="2.162cm">
          <draw:text-box>
            <text:p><text:span text:style-name="T4">External datasour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7T16:22:21.597706151</meta:creation-date>
    <dc:date>2018-12-09T16:36:07.801886740</dc:date>
    <meta:editing-duration>PT1H12M30S</meta:editing-duration>
    <meta:editing-cycles>6</meta:editing-cycles>
    <meta:generator>LibreOffice/6.0.6.2$Linux_X86_64 LibreOffice_project/00m0$Build-2</meta:generator>
    <meta:document-statistic meta:object-count="41"/>
  </office:meta>
</office:document-meta>
</file>